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117ae3" officeooo:paragraph-rsid="00117ae3" style:font-weight-asian="bold" style:font-weight-complex="bold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officeooo:paragraph-rsid="0016bf76"/>
    </style:style>
    <style:style style:name="P4" style:family="paragraph" style:parent-style-name="Standard">
      <style:text-properties officeooo:paragraph-rsid="00160298"/>
    </style:style>
    <style:style style:name="T1" style:family="text">
      <style:text-properties officeooo:rsid="0010b2df"/>
    </style:style>
    <style:style style:name="T2" style:family="text">
      <style:text-properties officeooo:rsid="00160145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60298"/>
    </style:style>
    <style:style style:name="T5" style:family="text">
      <style:text-properties fo:language="ru" fo:country="RU" officeooo:rsid="0010b2df"/>
    </style:style>
    <style:style style:name="T6" style:family="text">
      <style:text-properties fo:language="ru" fo:country="RU" officeooo:rsid="00160145"/>
    </style:style>
    <style:style style:name="T7" style:family="text">
      <style:text-properties fo:language="ru" fo:country="RU" officeooo:rsid="0016bf76"/>
    </style:style>
    <style:style style:name="T8" style:family="text">
      <style:text-properties officeooo:rsid="00160298"/>
    </style:style>
    <style:style style:name="T9" style:family="text">
      <style:text-properties officeooo:rsid="0016bf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равнение операционных систем для новичков</text:p>
      <text:p text:style-name="P3">На сегодня если выбирать опрерационку, то первоначально вопрос сводится к одному из трех вариантов: <text:span text:style-name="T8">linux</text:span>, мак или <text:span text:style-name="T9">windows</text:span>. Я – пользователь <text:span text:style-name="T8">linux</text:span> и хучу попробовать объяснить, почему именно это семейство ОС лучше. Начнем с частых по моему мнению ошибок которые совершают при решении данного вопроса. Я говорю от л<text:span text:style-name="T1">и</text:span>ца разработчика и естественно компьютер можно покупать для разных целей -- от игр, до престижа, но я сфокусируюсь именно на работе.</text:p>
      <text:p text:style-name="P2"/>
      <text:p text:style-name="P2">1. Скорость.</text:p>
      <text:p text:style-name="P3">Часто при ответе на этот вопрос часто упоминают мак, обычно подразумевая, что у среднего мака обычно лучшее железо по сравнению со средним компом на <text:span text:style-name="T8">linux</text:span> или на <text:span text:style-name="T9">windows</text:span>. И это в самом деле так. Проблема в том, что за одинаковые деньги в среднем и ниизшем ценовом диапазоне (до 1500$) обычно выгоднее купить машину без операционки и поставить туда <text:s/>пиратскую <text:span text:style-name="T9">windows</text:span> или <text:span text:style-name="T8">linux</text:span>. Но даже и выш<text:span text:style-name="T1">е</text:span> -- если вы разбираетесь в технике -- всегда сможете найти железо быстрее чем на маках. Возможно, если вам вообще ничего не говорят слова RAM, число ядер и потоков, графическая карта, и при этом вы готовы потрат<text:span text:style-name="T1">ит</text:span>ь большие деньги -- мак и может <text:span text:style-name="T1">оказаться</text:span> не плохим решением, но <text:span text:style-name="T1">в основном</text:span> за счет того, что при покупке мака вы почти однозначно понимаете что <text:span text:style-name="T1">шанс попасть в область очень низкого качества на маках саловероятен, тольлко если вы не берете паленку или б.у.</text:span> При ответе на этот вопрос еще стоит сказать, что уже через пару месяцев скорость вашего компьютера будет скорее зависеть не от того какая на нем операционка, а как именнно вы его используете (хотя конечно <text:span text:style-name="T9">windows</text:span> славится тем, что способна со временем при любом раскладе терять производительность).</text:p>
      <text:p text:style-name="P2"/>
      <text:p text:style-name="P2">2. Доступный инструментарий</text:p>
      <text:p text:style-name="P3">Тут лучше скорее подумать о том, какими вы программами собираетесь пользоватся и сравнить их поддержку на разных операционках. Конечно, без сомнения <text:span text:style-name="T9">windows</text:span> побеждает в сфере игр и вирусов, что для именно рабочего компа является явной проблемой. В плане инструментов для разработки тут все зависит от сферы. <text:span text:style-name="T1">Возможно</text:span> бэк лучше крутить на <text:span text:style-name="T8">linux</text:span>, фронт на маке, а графикой заниматься на <text:span text:style-name="T9">windows</text:span> (или нет?). Но это все вкусовщина. Скорее нужно смотреть в сторону коммьюнити <text:span text:style-name="T1">и локального социального окружения</text:span>.</text:p>
      <text:p text:style-name="P2"/>
      <text:p text:style-name="P2">3. Стабильность работы</text:p>
      <text:p text:style-name="P3"><text:span text:style-name="T9">Windows</text:span> тут явно проигрывает, все знают что ее хорошо бы раз в пару лет переустановить. И хотя бы мне хотелось сказать, что <text:span text:style-name="T8">linux</text:span> самый стабильный (при правильном подходе так и есть), нельзя отрицать того, что за счет открытости системы пользователь имеет шанс самостоятельно сломать (особенно если бездумно писать те самые команды в терминале). На дистанции в несколько лет тут скорее выигрывает мак. Но в то же время мак имеет свойство устаревать, и для профессионального пользователя это может быть проблемой. В то же время я, к примеру пользуюсь убунтой уже больше семи лет, при этом полностью переносил переносил систему с одного компа на другой (для обновления железа) два раза. Если вы решите обновить железо на маке -- единственный путь купить новый, а на <text:span text:style-name="T9">windows</text:span> придется конфигурировать <text:span text:style-name="T9">ОС</text:span> под себя с нуля. </text:p>
      <text:p text:style-name="P2"/>
      <text:p text:style-name="P2">4. Философия</text:p>
      <text:p text:style-name="P3">Что реально в лучшую сторону отличает <text:span text:style-name="T8">linux</text:span> -- так это полностью открытое ПО, что дает пользователям полное управление. Если вы параноик -- <text:span text:style-name="T8">linux</text:span> для вас -- ваше правительство не поставит к вам на комп прослушивающие устройства, а если и поставит, то в теории если кто-то найдет эту уязвимость, то вероятно со временем она будет исправлена. В маке и <text:span text:style-name="T9">windows</text:span> <text:soft-page-break/>слишком много происходит за вашими глазами, без вашего участия и без возможности контроля с вашей стороны. В <text:span text:style-name="T8">linux</text:span> удобно настраивать систему под себя, производить автоматизацию -- основная идея в том, что для настройки вам нужен <text:span text:style-name="T1">текстовый редактор</text:span>, так как все конфигурации находятся просто в текстовых файл<text:span text:style-name="T9">ы</text:span>, а управляется все <text:span text:style-name="T1">со стороны пользователя </text:span>скриптами, которые тоже по сути текстовые файл<text:span text:style-name="T9">ы</text:span>. При эт<text:span text:style-name="T1">ом</text:span> файл<text:span text:style-name="T9">ы</text:span> определены достаточно однозначно и не изменяют сво<text:span text:style-name="T9">ё</text:span> местоположение при переходе на следующую версию <text:span text:style-name="T9">ОС</text:span> (в отличие от <text:span text:style-name="T9">windows</text:span> где приходится каждый раз чуть ли не весь интерфейс управления переучивать). </text:p>
      <text:p text:style-name="P2"/>
      <text:p text:style-name="P2">5. Установка программ</text:p>
      <text:p text:style-name="P3">Все кто работал с <text:span text:style-name="T8">linux</text:span> профессионально знают, что работа с пакетами и программами в нем гораздо <text:span text:style-name="T1">приятнее </text:span>чем в <text:span text:style-name="T9">windows</text:span> и мак. Очень приятно обновляться автоматически тогда когда именно ты захочешь, <text:span text:style-name="T1">именно те программы которые захочешь</text:span>, при этом делать это в пару слов в терминале. Все проблемы с зависимостями утраняются автоматически (ну, не всегда, но почти всегда). Или автоматически мигрировать на новую версию ОС. Для любителей -- можно вообще все <text:span text:style-name="T1">дефолтные </text:span>программы поудалять, никакого навязывания со стороны производителя.</text:p>
      <text:p text:style-name="P2"/>
      <text:p text:style-name="P2">6.Дружественность интерфейса</text:p>
      <text:p text:style-name="P3">На <text:span text:style-name="T8">linux</text:span> самое главное что есть -- терминал все надо делать оттуда.</text:p>
      <text:p text:style-name="P3">Не, ну это полный <text:span text:style-name="T1">не правда</text:span> уже лет 15) на всех <text:span text:style-name="T9">ОС</text:span> есть терминалы, через которые можно управлять системой, просто так уж оказалось, что автоматизировать процессы легче скриптами, а не нажатиями на кнопки, и именно <text:span text:style-name="T8">linux</text:span> сообщество предоставляет огромное разнообразие таких готовых решений для термминала. Кроме того на сегодня и графические интерфейсы работают в <text:span text:style-name="T8">linux</text:span> нормально, и поддаются какой угодно кастомизации при желании.</text:p>
      <text:p text:style-name="P2"/>
      <text:p text:style-name="P2">7.Имидж</text:p>
      <text:p text:style-name="P2">Ну тут кажется расклад такой (по крайней мере в СНГ):</text:p>
      <text:p text:style-name="P3">С <text:span text:style-name="T2">linux</text:span> вы -- бородатый технарь, с маком -- мажор, с <text:span text:style-name="T9">windows</text:span> -- обычный парень. Каждый выбирает как <text:span text:style-name="T1">ему </text:span>нравится или вообще забивает на этот пункт. Ну, в самом деле, продвинутый пользователь сможет с <text:span text:style-name="T1">любой </text:span><text:span text:style-name="T9">ОС</text:span><text:span text:style-name="T1"> </text:span>делать <text:span text:style-name="T1">все что угодно</text:span>. </text:p>
      <text:p text:style-name="P2"/>
      <text:p text:style-name="P2">8. Скорость решения проблем. </text:p>
      <text:p text:style-name="P4"><text:span text:style-name="T3">Чисто на мой вкус за счет единообразия </text:span><text:span text:style-name="T4">версий ОС</text:span><text:span text:style-name="T3"> </text:span><text:span text:style-name="T4">при их эволюции </text:span><text:span text:style-name="T3">мак</text:span><text:span text:style-name="T4">и</text:span><text:span text:style-name="T3"> и </text:span><text:span text:style-name="T4">linux</text:span><text:span text:style-name="T3"> тут впереди, так как информация может быть актуальной даже 5, </text:span><text:span text:style-name="T5">10</text:span><text:span text:style-name="T3"> лет, а иногда и больше. Возможно для прокаченного пользователя вы</text:span><text:span text:style-name="T7">и</text:span><text:span text:style-name="T3">грает </text:span><text:span text:style-name="T6">linux</text:span><text:span text:style-name="T3">, но это только при условии что человек хорошо понимает что он делает и почему “именно эти слова с нужными буковками написал в консоль”. Хотя если проблема примитивная, то в самом деле в </text:span><text:span text:style-name="T6">windows</text:span><text:span text:style-name="T3"> решение можно найти интуитивно просто побегав по меню. Это оправдано если у вас нет интернета, или вы не умеете локализовать проблему и сделать правильный запрос. Или вы не решаете сложных задач, или потому что у вас есть знакомый или штатный сотрудник под рукой.</text:span></text:p>
      <text:p text:style-name="P2"/>
      <text:p text:style-name="P2">9. Ден<text:span text:style-name="T8">е</text:span>жки</text:p>
      <text:p text:style-name="P3">Тут очевидно <text:span text:style-name="T2">linux</text:span>, так как без проблем ставиться на машины даже 15-летней давности и хорошо работает, достаточно легковесный. Программы как вы помните в <text:span text:style-name="T8">linux</text:span> тоже на любой вкус бесплатные в репозиториях.</text:p>
      <text:p text:style-name="P2"/>
      <text:p text:style-name="P2">10.Популярность в <text:span text:style-name="T1">социальном </text:span>окружении</text:p>
      <text:p text:style-name="P2">На самом деле вероятно достаточно важным будет то, чем пользуется ваше окружение. Очень сложно дружить в плане решения вопросов с компьютером с человеком на другой <text:span text:style-name="T8">ОС</text:span>. <text:span text:style-name="T1">Если все </text:span><text:soft-page-break/><text:span text:style-name="T1">люди в компании или в семью работают например на маках, будет не очень удобно ра</text:span><text:span text:style-name="T2">б</text:span><text:span text:style-name="T1">отать с ними на </text:span><text:span text:style-name="T2">windows</text:span><text:span text:style-name="T1"> или на </text:span><text:span text:style-name="T2">linux</text:span><text:span text:style-name="T1"> вместе, хотя тут главное энтузиазм.</text:span></text:p>
      <text:p text:style-name="P2"/>
      <text:p text:style-name="P3">Из вышесказанного видно, что я предпочитаю <text:span text:style-name="T2">linux</text:span>, и возможно <text:span text:style-name="T2">я предвзят</text:span>) Конечно он не достаточно распростран<text:span text:style-name="T2">ё</text:span>н в народе и для перехода на него необходимо привыкать к новой системе, что думаю является обычно основной проблемой. Кроме того большая свобода в системе налагает на пользователя и большую ответственность за работоспособность. Если вам нужно знать "как оно работает" -- <text:span text:style-name="T8">linux</text:span> для вас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3" meta:paragraph-count="25" meta:word-count="1107" meta:character-count="7075" meta:non-whitespace-character-count="5987"/>
  </office:meta>
</office:document-meta>
</file>